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Benton Sans" svg:font-family="'Benton Sans', 'Benton Sans', 'Helvetica Neue', Helvetica, Arial, sans-serif"/>
    <style:font-face style:name="Mangal1" svg:font-family="Mangal"/>
    <style:font-face style:name="Merriweather" svg:font-family="Merriweather, Georgia, serif"/>
    <style:font-face style:name="Nunito Sans" svg:font-family="'Nunito Sans', sans-serif"/>
    <style:font-face style:name="OpenSymbol" svg:font-family="OpenSymbol"/>
    <style:font-face style:name="Courier New" svg:font-family="'Courier New'" style:font-family-generic="modern" style:font-pitch="fixed"/>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Arial1" svg:font-family="Arial" style:font-family-generic="system" style:font-pitch="variable"/>
    <style:font-face style:name="Calibri2" svg:font-family="Calibri"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Text_20_body">
      <style:paragraph-properties fo:margin-left="0in" fo:margin-right="0in" fo:margin-top="0in" fo:margin-bottom="0in" fo:orphans="2" fo:widows="2" fo:text-indent="0in" style:auto-text-indent="false"/>
      <style:text-properties fo:font-variant="normal" fo:text-transform="none" fo:color="#333333" style:font-name="Merriweather" fo:font-size="12pt" fo:letter-spacing="normal" fo:font-style="normal" fo:font-weight="normal"/>
    </style:style>
    <style:style style:name="P2" style:family="paragraph" style:parent-style-name="Heading_20_4">
      <style:paragraph-properties fo:margin-left="0in" fo:margin-right="0in" fo:margin-top="0in" fo:margin-bottom="0.0835in" fo:line-height="120%" fo:text-align="start" style:justify-single-word="false" fo:orphans="2" fo:widows="2" fo:text-indent="0in" style:auto-text-indent="false"/>
      <style:text-properties fo:font-variant="normal" fo:text-transform="none" fo:color="#4a4a4a" style:font-name="Calibri1" fo:font-size="11pt" fo:letter-spacing="normal" fo:font-style="normal" fo:font-weight="normal" style:font-size-asian="11pt" style:font-weight-asian="normal" style:font-size-complex="11pt" style:font-weight-complex="normal"/>
    </style:style>
    <style:style style:name="P3" style:family="paragraph" style:parent-style-name="Text_20_body">
      <style:paragraph-properties fo:margin-left="0in" fo:margin-right="0in" fo:text-align="start" style:justify-single-word="false" fo:orphans="2" fo:widows="2" fo:text-indent="0in" style:auto-text-indent="false"/>
    </style:style>
    <style:style style:name="P4" style:family="paragraph" style:parent-style-name="Standard">
      <style:paragraph-properties fo:margin-left="0.25in" fo:margin-right="0in" fo:margin-top="0in" fo:margin-bottom="0in" fo:line-height="100%" fo:text-indent="0in" style:auto-text-indent="false"/>
      <style:text-properties style:font-name-asian="Times New Roman1" style:font-name-complex="Calibri2"/>
    </style:style>
    <style:style style:name="P5" style:family="paragraph" style:parent-style-name="List_20_Paragraph">
      <style:text-properties style:font-name-complex="Calibri2"/>
    </style:style>
    <style:style style:name="P6" style:family="paragraph" style:parent-style-name="List_20_Paragraph">
      <style:paragraph-properties fo:line-height="100%"/>
      <style:text-properties style:font-name-complex="Calibri2"/>
    </style:style>
    <style:style style:name="P7" style:family="paragraph" style:parent-style-name="List_20_Paragraph">
      <style:text-properties fo:language="en" fo:country="US" style:font-name-complex="Calibri2"/>
    </style:style>
    <style:style style:name="P8" style:family="paragraph" style:parent-style-name="List_20_Paragraph">
      <style:text-properties style:font-name="Calibri1" fo:font-size="11pt" style:font-size-asian="11pt" style:font-size-complex="11pt"/>
    </style:style>
    <style:style style:name="P9" style:family="paragraph" style:parent-style-name="List_20_Paragraph">
      <style:text-properties style:font-name="Calibri1" fo:font-size="11pt" style:font-size-asian="11pt" style:font-name-complex="Calibri2" style:font-size-complex="11pt"/>
    </style:style>
    <style:style style:name="P10" style:family="paragraph" style:parent-style-name="List_20_Paragraph">
      <style:paragraph-properties fo:text-align="start" style:justify-single-word="false"/>
      <style:text-properties fo:font-variant="normal" fo:text-transform="none" fo:color="#000000" style:font-name="Calibri1" fo:font-size="11pt" fo:letter-spacing="normal" fo:font-style="normal" fo:font-weight="normal" style:font-size-asian="11pt" style:font-name-complex="Calibri2" style:font-size-complex="11pt"/>
    </style:style>
    <style:style style:name="P11" style:family="paragraph" style:parent-style-name="List_20_Paragraph">
      <style:paragraph-properties fo:margin-top="0in" fo:margin-bottom="0in" fo:line-height="100%"/>
      <style:text-properties style:font-name-complex="Calibri2"/>
    </style:style>
    <style:style style:name="P12" style:family="paragraph" style:parent-style-name="Text_20_body">
      <style:paragraph-properties fo:margin-top="0in" fo:margin-bottom="0in" fo:text-align="start" style:justify-single-word="false" fo:orphans="2" fo:widows="2" fo:background-color="#ebebeb">
        <style:background-image/>
      </style:paragraph-properties>
    </style:style>
    <style:style style:name="P13" style:family="paragraph" style:parent-style-name="Standard">
      <style:text-properties fo:font-weight="bold" style:font-weight-asian="bold" style:font-name-complex="Calibri2"/>
    </style:style>
    <style:style style:name="P14" style:family="paragraph" style:parent-style-name="Standard">
      <style:text-properties fo:color="#000000" style:font-name="Calibri1"/>
    </style:style>
    <style:style style:name="P15" style:family="paragraph" style:parent-style-name="Text_20_body">
      <style:paragraph-properties fo:text-align="start" style:justify-single-word="false" fo:orphans="2" fo:widows="2"/>
      <style:text-properties fo:font-variant="normal" fo:text-transform="none" fo:color="#000000" style:font-name="Calibri1" fo:font-size="11pt" fo:letter-spacing="normal" fo:font-style="normal" fo:font-weight="normal" style:font-size-asian="11pt" style:font-size-complex="11pt"/>
    </style:style>
    <style:style style:name="P16" style:family="paragraph" style:parent-style-name="Text_20_body">
      <style:text-properties fo:color="#000000"/>
    </style:style>
    <style:style style:name="P17" style:family="paragraph" style:parent-style-name="Text_20_body">
      <style:paragraph-properties fo:margin-top="0in" fo:margin-bottom="0.0835in" fo:text-align="start" style:justify-single-word="false" fo:orphans="2" fo:widows="2"/>
    </style:style>
    <style:style style:name="P18" style:family="paragraph" style:parent-style-name="Text_20_body">
      <style:paragraph-properties fo:margin-top="0in" fo:margin-bottom="0.0835in" fo:text-align="start" style:justify-single-word="false" fo:orphans="2" fo:widows="2"/>
      <style:text-properties style:font-name-complex="Calibri2"/>
    </style:style>
    <style:style style:name="P19" style:family="paragraph" style:parent-style-name="Heading_20_4">
      <style:paragraph-properties fo:margin-top="0in" fo:margin-bottom="0.0835in" fo:text-align="start" style:justify-single-word="false" fo:orphans="2" fo:widows="2"/>
      <style:text-properties style:font-name-complex="Calibri2"/>
    </style:style>
    <style:style style:name="P20" style:family="paragraph" style:parent-style-name="Standard" style:master-page-name="Standard">
      <style:paragraph-properties style:page-number="auto"/>
      <style:text-properties fo:font-weight="bold" style:font-weight-asian="bold" style:font-name-complex="Calibri2"/>
    </style:style>
    <style:style style:name="P21" style:family="paragraph" style:parent-style-name="Standard" style:list-style-name="WWNum6">
      <style:text-properties fo:font-variant="normal" fo:text-transform="none" fo:color="#4a4a4a" style:font-name="Calibri1" fo:font-size="11pt" fo:letter-spacing="normal" fo:font-style="normal" fo:font-weight="normal" style:font-size-asian="11pt" style:font-weight-asian="normal" style:font-size-complex="11pt" style:font-weight-complex="normal"/>
    </style:style>
    <style:style style:name="P22" style:family="paragraph" style:parent-style-name="Standard" style:list-style-name="WWNum13">
      <style:paragraph-properties fo:text-align="start" style:justify-single-word="false"/>
      <style:text-properties style:font-name-complex="Calibri2"/>
    </style:style>
    <style:style style:name="P23" style:family="paragraph" style:parent-style-name="Standard" style:list-style-name="WWNum5"/>
    <style:style style:name="P24" style:family="paragraph" style:parent-style-name="Text_20_body" style:list-style-name="L1">
      <style:paragraph-properties fo:orphans="2" fo:widows="2"/>
      <style:text-properties fo:font-variant="normal" fo:text-transform="none" fo:color="#333333" style:font-name="Calibri1" fo:font-size="11pt" fo:letter-spacing="normal" fo:font-style="normal" fo:font-weight="normal" style:font-size-asian="11pt" style:font-style-asian="normal" style:font-size-complex="11pt" style:font-style-complex="normal"/>
    </style:style>
    <style:style style:name="P25" style:family="paragraph" style:parent-style-name="Text_20_body" style:list-style-name="WWNum10">
      <style:text-properties fo:font-variant="normal" fo:text-transform="none" fo:color="#333333" style:font-name="Calibri1" fo:font-size="11pt" fo:letter-spacing="normal" fo:font-style="normal" fo:font-weight="normal" style:font-size-asian="11pt" style:font-style-asian="normal" style:font-name-complex="Calibri2" style:font-size-complex="11pt" style:font-style-complex="normal"/>
    </style:style>
    <style:style style:name="P26" style:family="paragraph" style:parent-style-name="Text_20_body" style:list-style-name="WWNum13">
      <style:paragraph-properties fo:text-align="start" style:justify-single-word="false"/>
      <style:text-properties fo:font-variant="normal" fo:text-transform="none" fo:color="#000000" style:font-name="Calibri1" fo:font-size="11pt" fo:letter-spacing="normal" fo:font-style="normal" fo:font-weight="normal" style:font-size-asian="11pt" style:font-name-complex="Calibri2" style:font-size-complex="11pt"/>
    </style:style>
    <style:style style:name="P27" style:family="paragraph" style:parent-style-name="Text_20_body" style:list-style-name="L6">
      <style:text-properties fo:color="#000000"/>
    </style:style>
    <style:style style:name="P28" style:family="paragraph" style:parent-style-name="Text_20_body" style:list-style-name="L7">
      <style:text-properties fo:color="#000000"/>
    </style:style>
    <style:style style:name="P29" style:family="paragraph" style:parent-style-name="Text_20_body" style:list-style-name="L2">
      <style:paragraph-properties fo:margin-top="0in" fo:margin-bottom="0.1043in" fo:orphans="2" fo:widows="2"/>
      <style:text-properties fo:font-variant="normal" fo:text-transform="none" fo:color="#555555" style:font-name="Calibri1" fo:font-size="11pt" fo:letter-spacing="normal" fo:font-style="normal" fo:font-weight="normal" style:font-size-asian="11pt" style:font-size-complex="11pt"/>
    </style:style>
    <style:style style:name="P30" style:family="paragraph" style:parent-style-name="Text_20_body" style:list-style-name="L2">
      <style:paragraph-properties fo:margin-top="0in" fo:margin-bottom="0.1043in" fo:orphans="2" fo:widows="2"/>
    </style:style>
    <style:style style:name="P31" style:family="paragraph" style:parent-style-name="Text_20_body" style:list-style-name="L3">
      <style:paragraph-properties fo:margin-top="0in" fo:margin-bottom="0.0835in" fo:text-align="start" style:justify-single-word="false" fo:orphans="2" fo:widows="2"/>
      <style:text-properties fo:font-variant="normal" fo:text-transform="none" fo:color="#4a4a4a" style:font-name="Calibri1" fo:font-size="11pt" fo:letter-spacing="normal" fo:font-style="normal" fo:font-weight="normal" style:font-size-asian="11pt" style:font-weight-asian="normal" style:font-size-complex="11pt" style:font-weight-complex="normal"/>
    </style:style>
    <style:style style:name="P32" style:family="paragraph" style:parent-style-name="Text_20_body" style:list-style-name="L4">
      <style:paragraph-properties fo:margin-top="0in" fo:margin-bottom="0.0835in" fo:text-align="start" style:justify-single-word="false" fo:orphans="2" fo:widows="2"/>
    </style:style>
    <style:style style:name="P33" style:family="paragraph" style:parent-style-name="Text_20_body">
      <style:paragraph-properties fo:margin-left="0in" fo:margin-right="0in" fo:orphans="2" fo:widows="2" fo:text-indent="0in" style:auto-text-indent="false"/>
      <style:text-properties fo:font-variant="normal" fo:text-transform="none" fo:color="#333333" style:font-name="Calibri1" fo:font-size="11pt" fo:letter-spacing="normal" fo:font-style="normal" fo:font-weight="normal" style:font-size-asian="11pt" style:font-style-asian="normal" style:font-size-complex="11pt" style:font-style-complex="normal"/>
    </style:style>
    <style:style style:name="P34" style:family="paragraph" style:parent-style-name="Text_20_body" style:list-style-name="L8">
      <style:paragraph-properties fo:margin-left="0in" fo:margin-right="0in" fo:orphans="2" fo:widows="2" fo:text-indent="0in" style:auto-text-indent="false"/>
      <style:text-properties fo:font-variant="normal" fo:text-transform="none" fo:color="#333333" style:font-name="Calibri1" fo:font-size="11pt" fo:letter-spacing="normal" fo:font-style="normal" fo:font-weight="normal" style:font-size-asian="11pt" style:font-style-asian="normal" style:font-size-complex="11pt" style:font-style-complex="normal"/>
    </style:style>
    <style:style style:name="P35"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000000" style:font-name="Calibri1" fo:font-size="11pt" fo:letter-spacing="normal" fo:font-style="normal" fo:font-weight="normal" style:font-size-asian="11pt" style:font-size-complex="11pt"/>
    </style:style>
    <style:style style:name="P36" style:family="paragraph" style:parent-style-name="Text_20_body">
      <style:paragraph-properties fo:margin-left="0in" fo:margin-right="0in" fo:text-align="start" style:justify-single-word="false" fo:orphans="2" fo:widows="2" fo:text-indent="0in" style:auto-text-indent="false"/>
      <style:text-properties fo:color="#000000" style:font-name="Calibri1" fo:font-size="11pt" fo:font-weight="bold" style:font-size-asian="11pt" style:font-name-complex="Calibri2" style:font-size-complex="11pt"/>
    </style:style>
    <style:style style:name="P37" style:family="paragraph" style:parent-style-name="Text_20_body" style:list-style-name="L5">
      <style:paragraph-properties fo:margin-left="0in" fo:margin-right="0in" fo:margin-top="0in" fo:margin-bottom="0in" fo:text-align="start" style:justify-single-word="false" fo:orphans="2" fo:widows="2" fo:text-indent="0in" style:auto-text-indent="false" fo:padding="0in" fo:border="none"/>
    </style:style>
    <style:style style:name="P38" style:family="paragraph" style:parent-style-name="Text_20_body">
      <style:paragraph-properties fo:margin-left="0in" fo:margin-right="0in" fo:margin-top="0in" fo:margin-bottom="0in" fo:orphans="2" fo:widows="2" fo:text-indent="0in" style:auto-text-indent="false"/>
      <style:text-properties fo:font-variant="normal" fo:text-transform="none" fo:color="#333333" style:font-name="Calibri1" fo:font-size="11pt" fo:letter-spacing="normal" fo:font-style="normal" fo:font-weight="normal" style:font-size-asian="11pt" style:font-style-asian="normal" style:font-size-complex="11pt" style:font-style-complex="normal"/>
    </style:style>
    <style:style style:name="P39" style:family="paragraph" style:parent-style-name="Text_20_body">
      <style:paragraph-properties fo:margin-left="0in" fo:margin-right="0in" fo:margin-top="0in" fo:margin-bottom="0in" fo:text-align="start" style:justify-single-word="false" fo:orphans="2" fo:widows="2" fo:text-indent="0in" style:auto-text-indent="false"/>
      <style:text-properties fo:font-variant="normal" fo:text-transform="none" fo:color="#000000" style:font-name="Calibri1" fo:font-size="11pt" fo:letter-spacing="normal" fo:font-style="normal" fo:font-weight="normal" style:font-size-asian="11pt" style:font-size-complex="11pt"/>
    </style:style>
    <style:style style:name="P40" style:family="paragraph" style:parent-style-name="Text_20_body" style:list-style-name="L7">
      <style:paragraph-properties fo:margin-left="0in" fo:margin-right="0in" fo:margin-top="0in" fo:margin-bottom="0.2291in" fo:orphans="2" fo:widows="2" fo:text-indent="0in" style:auto-text-indent="false" fo:background-color="#ffffff" fo:padding="0in" fo:border="none">
        <style:background-image/>
      </style:paragraph-properties>
      <style:text-properties fo:font-variant="normal" fo:text-transform="none" fo:color="#666666" style:font-name="Nunito Sans" fo:font-size="12pt" fo:letter-spacing="normal" fo:font-style="normal" fo:font-weight="normal"/>
    </style:style>
    <style:style style:name="P41" style:family="paragraph" style:parent-style-name="Text_20_body" style:list-style-name="L5">
      <style:paragraph-properties fo:margin-top="0in" fo:margin-bottom="0in" fo:text-align="start" style:justify-single-word="false" fo:orphans="2" fo:widows="2" fo:padding="0in" fo:border="none"/>
    </style:style>
    <style:style style:name="P42" style:family="paragraph" style:parent-style-name="Text_20_body" style:list-style-name="L5">
      <style:paragraph-properties fo:margin-top="0in" fo:margin-bottom="0in" fo:text-align="start" style:justify-single-word="false" fo:orphans="2" fo:widows="2" fo:padding="0in" fo:border="none"/>
      <style:text-properties fo:font-variant="normal" fo:text-transform="none" fo:color="#000000" style:font-name="Calibri1" fo:font-size="11pt" fo:letter-spacing="normal" fo:font-style="normal" fo:font-weight="normal" style:font-size-asian="11pt" style:font-size-complex="11pt"/>
    </style:style>
    <style:style style:name="P43" style:family="paragraph" style:parent-style-name="Text_20_body" style:list-style-name="L5">
      <style:paragraph-properties fo:text-align="start" style:justify-single-word="false" fo:orphans="2" fo:widows="2" fo:padding="0in" fo:border="none"/>
    </style:style>
    <style:style style:name="P44" style:family="paragraph" style:parent-style-name="List_20_Paragraph" style:list-style-name="WWNum1"/>
    <style:style style:name="P45" style:family="paragraph" style:parent-style-name="List_20_Paragraph" style:list-style-name="WWNum1">
      <style:text-properties style:font-name="Calibri1" fo:font-size="11pt" style:font-size-asian="11pt" style:font-name-complex="Calibri2" style:font-size-complex="11pt"/>
    </style:style>
    <style:style style:name="P46" style:family="paragraph" style:parent-style-name="List_20_Paragraph" style:list-style-name="WWNum1">
      <style:text-properties style:font-name="Calibri1" fo:font-size="11pt" style:font-size-asian="11pt" style:font-size-complex="11pt"/>
    </style:style>
    <style:style style:name="P47" style:family="paragraph" style:parent-style-name="List_20_Paragraph" style:list-style-name="WWNum1">
      <style:text-properties style:font-name-complex="Calibri2"/>
    </style:style>
    <style:style style:name="P48" style:family="paragraph" style:parent-style-name="List_20_Paragraph" style:list-style-name="WWNum16">
      <style:text-properties style:font-name-complex="Calibri2"/>
    </style:style>
    <style:style style:name="P49" style:family="paragraph" style:parent-style-name="List_20_Paragraph" style:list-style-name="WWNum2">
      <style:text-properties style:font-name-complex="Calibri2"/>
    </style:style>
    <style:style style:name="P50" style:family="paragraph" style:parent-style-name="List_20_Paragraph" style:list-style-name="WWNum6">
      <style:text-properties style:font-name-complex="Calibri2"/>
    </style:style>
    <style:style style:name="P51" style:family="paragraph" style:parent-style-name="List_20_Paragraph" style:list-style-name="WWNum13">
      <style:text-properties style:font-name-complex="Calibri2"/>
    </style:style>
    <style:style style:name="P52" style:family="paragraph" style:parent-style-name="List_20_Paragraph" style:list-style-name="WWNum5">
      <style:paragraph-properties fo:line-height="100%"/>
      <style:text-properties style:font-name-complex="Calibri2"/>
    </style:style>
    <style:style style:name="P53" style:family="paragraph" style:parent-style-name="List_20_Paragraph" style:list-style-name="WWNum10">
      <style:text-properties style:font-name-complex="Calibri2"/>
    </style:style>
    <style:style style:name="P54" style:family="paragraph" style:parent-style-name="List_20_Paragraph" style:list-style-name="WWNum9"/>
    <style:style style:name="P55" style:family="paragraph" style:parent-style-name="List_20_Paragraph" style:list-style-name="WWNum9">
      <style:paragraph-properties fo:line-height="100%"/>
    </style:style>
    <style:style style:name="P56" style:family="paragraph" style:parent-style-name="List_20_Paragraph" style:list-style-name="WWNum4">
      <style:paragraph-properties fo:line-height="100%"/>
    </style:style>
    <style:style style:name="P57" style:family="paragraph" style:parent-style-name="List_20_Paragraph" style:list-style-name="WWNum2">
      <style:paragraph-properties fo:line-height="100%"/>
    </style:style>
    <style:style style:name="P58" style:family="paragraph" style:parent-style-name="List_20_Paragraph" style:list-style-name="WWNum10">
      <style:paragraph-properties fo:line-height="100%"/>
    </style:style>
    <style:style style:name="P59" style:family="paragraph" style:parent-style-name="List_20_Paragraph" style:list-style-name="WWNum16"/>
    <style:style style:name="P60" style:family="paragraph" style:parent-style-name="List_20_Paragraph" style:list-style-name="WWNum14"/>
    <style:style style:name="P61" style:family="paragraph" style:parent-style-name="List_20_Paragraph" style:list-style-name="WWNum3"/>
    <style:style style:name="P62" style:family="paragraph" style:parent-style-name="List_20_Paragraph" style:list-style-name="WWNum3">
      <style:text-properties fo:font-weight="normal" style:font-weight-asian="normal" style:font-name-complex="Calibri2" style:font-weight-complex="normal"/>
    </style:style>
    <style:style style:name="P63" style:family="paragraph" style:parent-style-name="List_20_Paragraph" style:list-style-name="WWNum4"/>
    <style:style style:name="P64" style:family="paragraph" style:parent-style-name="List_20_Paragraph" style:list-style-name="WWNum2"/>
    <style:style style:name="P65" style:family="paragraph" style:parent-style-name="List_20_Paragraph" style:list-style-name="WWNum6"/>
    <style:style style:name="P66" style:family="paragraph" style:parent-style-name="List_20_Paragraph" style:list-style-name="WWNum12"/>
    <style:style style:name="P67" style:family="paragraph" style:parent-style-name="List_20_Paragraph" style:list-style-name="WWNum11"/>
    <style:style style:name="P68" style:family="paragraph" style:parent-style-name="List_20_Paragraph" style:list-style-name="WWNum16">
      <style:paragraph-properties fo:margin-top="0in" fo:margin-bottom="0in" fo:line-height="100%"/>
    </style:style>
    <style:style style:name="P69" style:family="paragraph" style:parent-style-name="List_20_Paragraph" style:list-style-name="WWNum6">
      <style:paragraph-properties fo:margin-top="0in" fo:margin-bottom="0in" fo:line-height="100%"/>
    </style:style>
    <style:style style:name="P70" style:family="paragraph" style:parent-style-name="List_20_Paragraph" style:list-style-name="WWNum4">
      <style:paragraph-properties fo:margin-top="0in" fo:margin-bottom="0.139in" fo:line-height="115%"/>
    </style:style>
    <style:style style:name="P71" style:family="paragraph" style:parent-style-name="List_20_Paragraph" style:list-style-name="WWNum2">
      <style:paragraph-properties fo:margin-top="0in" fo:margin-bottom="0.139in" fo:line-height="115%"/>
      <style:text-properties style:font-name-complex="Calibri2"/>
    </style:style>
    <style:style style:name="P72" style:family="paragraph" style:parent-style-name="Heading_20_2" style:list-style-name="WWNum13">
      <style:paragraph-properties fo:text-align="start" style:justify-single-word="false"/>
      <style:text-properties fo:color="#000000" style:font-name="Calibri1" fo:font-size="11pt" fo:font-weight="normal" style:font-size-asian="11pt" style:font-name-complex="Calibri2" style:font-size-complex="11pt"/>
    </style:style>
    <style:style style:name="T1" style:family="text">
      <style:text-properties style:font-name-complex="Calibri2"/>
    </style:style>
    <style:style style:name="T2" style:family="text">
      <style:text-properties fo:font-weight="bold"/>
    </style:style>
    <style:style style:name="T3" style:family="text">
      <style:text-properties fo:font-weight="bold" style:font-weight-asian="bold" style:font-name-complex="Calibri2"/>
    </style:style>
    <style:style style:name="T4" style:family="text">
      <style:text-properties fo:color="#000000"/>
    </style:style>
    <style:style style:name="T5" style:family="text">
      <style:text-properties fo:color="#000000" style:font-name-complex="Calibri2"/>
    </style:style>
    <style:style style:name="T6" style:family="text">
      <style:text-properties fo:color="#000000" fo:font-weight="bold" style:font-weight-asian="bold" style:font-name-complex="Calibri2"/>
    </style:style>
    <style:style style:name="T7" style:family="text">
      <style:text-properties fo:color="#000000" fo:font-weight="normal" style:font-weight-asian="normal" style:font-name-complex="Calibri2" style:font-weight-complex="normal"/>
    </style:style>
    <style:style style:name="T8" style:family="text">
      <style:text-properties style:font-name-asian="Times New Roman1" style:font-name-complex="Calibri2"/>
    </style:style>
    <style:style style:name="T9" style:family="text">
      <style:text-properties fo:font-variant="normal" fo:text-transform="none" fo:color="#333333" style:font-name="Merriweather" fo:font-size="12pt" fo:letter-spacing="normal" fo:font-style="normal" fo:font-weight="normal" style:font-name-complex="Calibri2"/>
    </style:style>
    <style:style style:name="T10" style:family="text">
      <style:text-properties fo:font-variant="normal" fo:text-transform="none" fo:color="#333333" fo:letter-spacing="normal" fo:font-style="normal" fo:font-weight="normal" style:font-style-asian="normal" style:font-style-complex="normal"/>
    </style:style>
    <style:style style:name="T11" style:family="text">
      <style:text-properties fo:font-variant="normal" fo:text-transform="none" fo:color="#333333" fo:letter-spacing="normal" fo:font-style="normal" fo:font-weight="normal" style:font-name-complex="Calibri2"/>
    </style:style>
    <style:style style:name="T12" style:family="text">
      <style:text-properties fo:font-variant="normal" fo:text-transform="none" fo:color="#333333" fo:letter-spacing="normal" fo:font-style="normal" fo:font-weight="bold" style:font-name-complex="Calibri2"/>
    </style:style>
    <style:style style:name="T13" style:family="text">
      <style:text-properties fo:font-variant="normal" fo:text-transform="none" fo:color="#333333" fo:letter-spacing="normal" style:font-name-complex="Calibri2"/>
    </style:style>
    <style:style style:name="T14" style:family="text">
      <style:text-properties fo:font-variant="normal" fo:text-transform="none" fo:color="#333333" style:font-name="Calibri1" fo:font-size="11pt" fo:letter-spacing="normal" fo:font-style="normal" fo:font-weight="normal" style:font-size-asian="11pt" style:font-name-complex="Calibri2" style:font-size-complex="11pt"/>
    </style:style>
    <style:style style:name="T15" style:family="text">
      <style:text-properties fo:font-variant="normal" fo:text-transform="none" fo:color="#333333" style:font-name="Calibri1" fo:font-size="11pt" fo:letter-spacing="normal" fo:font-style="normal" fo:font-weight="bold" style:font-size-asian="11pt" style:font-name-complex="Calibri2" style:font-size-complex="11pt"/>
    </style:style>
    <style:style style:name="T16" style:family="text">
      <style:text-properties fo:font-variant="normal" fo:text-transform="none" fo:color="#333333" style:font-name="Calibri1" fo:font-size="11pt" fo:letter-spacing="normal" style:font-size-asian="11pt" style:font-name-complex="Calibri2" style:font-size-complex="11pt"/>
    </style:style>
    <style:style style:name="T17" style:family="text">
      <style:text-properties fo:font-variant="normal" fo:text-transform="none" fo:color="#282829" fo:letter-spacing="normal" fo:font-style="normal" fo:font-weight="normal"/>
    </style:style>
    <style:style style:name="T18" style:family="text">
      <style:text-properties fo:font-variant="normal" fo:text-transform="none" fo:color="#282829" fo:letter-spacing="normal" fo:font-style="normal" fo:font-weight="normal" style:font-name-complex="Calibri2"/>
    </style:style>
    <style:style style:name="T19" style:family="text">
      <style:text-properties fo:font-variant="normal" fo:text-transform="none" fo:color="#555555" style:font-name="Calibri1" fo:font-size="11pt" fo:letter-spacing="normal" fo:font-style="normal" fo:font-weight="normal" style:font-size-asian="11pt" style:font-size-complex="11pt"/>
    </style:style>
    <style:style style:name="T20" style:family="text">
      <style:text-properties fo:font-variant="normal" fo:text-transform="none" fo:color="#555555" style:font-name="Calibri1" fo:font-size="11pt" fo:letter-spacing="normal" fo:font-style="normal" fo:font-weight="normal" fo:background-color="#ffffff" style:font-size-asian="11pt" style:font-size-complex="11pt"/>
    </style:style>
    <style:style style:name="T21" style:family="text">
      <style:text-properties fo:font-variant="normal" fo:text-transform="none" fo:color="#555555" fo:letter-spacing="normal" fo:font-style="normal" fo:font-weight="normal"/>
    </style:style>
    <style:style style:name="T22" style:family="text">
      <style:text-properties fo:font-variant="normal" fo:text-transform="none" fo:color="#555555" fo:letter-spacing="normal" fo:font-style="normal" fo:font-weight="normal" style:font-name-complex="Calibri2"/>
    </style:style>
    <style:style style:name="T23" style:family="text">
      <style:text-properties fo:font-variant="normal" fo:text-transform="none" fo:color="#000000" style:font-name="Calibri1" fo:font-size="11pt" fo:letter-spacing="normal" fo:font-style="normal" fo:font-weight="normal" fo:background-color="transparent" style:font-size-asian="11pt" style:font-size-complex="11pt"/>
    </style:style>
    <style:style style:name="T24" style:family="text">
      <style:text-properties fo:font-variant="normal" fo:text-transform="none" fo:color="#000000" style:font-name="Calibri1" fo:font-size="11pt" fo:letter-spacing="normal" fo:font-style="normal" fo:font-weight="normal" style:font-size-asian="11pt" style:font-size-complex="11pt"/>
    </style:style>
    <style:style style:name="T25" style:family="text">
      <style:text-properties fo:font-variant="normal" fo:text-transform="none" fo:color="#000000" style:font-name="Calibri1" fo:font-size="11pt" fo:letter-spacing="normal" fo:font-style="normal" fo:font-weight="bold" style:font-size-asian="11pt" style:font-size-complex="11pt"/>
    </style:style>
    <style:style style:name="T26" style:family="text">
      <style:text-properties fo:font-variant="normal" fo:text-transform="none" fo:color="#000000" style:font-name="Calibri1" fo:font-size="11pt" fo:letter-spacing="normal" fo:font-style="normal" fo:font-weight="bold" style:font-size-asian="11pt" style:font-name-complex="Calibri2" style:font-size-complex="11pt"/>
    </style:style>
    <style:style style:name="T27" style:family="text">
      <style:text-properties fo:font-variant="normal" fo:text-transform="none" fo:color="#000000" style:text-line-through-style="none" style:font-name="Calibri1" fo:font-size="11pt" fo:letter-spacing="normal" fo:font-style="normal" style:text-underline-style="none" fo:font-weight="normal" style:text-blinking="false" fo:background-color="transparent" style:font-size-asian="11pt" style:font-size-complex="11pt"/>
    </style:style>
    <style:style style:name="T28" style:family="text">
      <style:text-properties fo:font-variant="normal" fo:text-transform="none" fo:color="#4a4a4a" style:font-name="Calibri1" fo:font-size="11pt" fo:letter-spacing="normal" fo:font-style="normal" fo:font-weight="normal" style:font-size-asian="11pt" style:font-weight-asian="normal" style:font-size-complex="11pt" style:font-weight-complex="normal"/>
    </style:style>
    <style:style style:name="T29" style:family="text">
      <style:text-properties fo:font-variant="normal" fo:text-transform="none" fo:color="#4d4d4d" style:text-line-through-style="none" style:font-name="Calibri1" fo:font-size="11pt" fo:letter-spacing="normal" fo:font-style="normal" style:text-underline-style="none" fo:font-weight="normal" style:text-blinking="false" fo:background-color="transparent" style:font-size-asian="11pt" style:font-size-complex="11pt"/>
    </style:style>
    <style:style style:name="T30" style:family="text">
      <style:text-properties fo:font-variant="normal" fo:text-transform="none" fo:color="#4d4d4d" style:font-name="Calibri1" fo:font-size="11pt" fo:letter-spacing="normal" fo:font-style="normal" fo:font-weight="bold" style:font-size-asian="11pt" style:font-size-complex="11pt"/>
    </style:style>
    <style:style style:name="T31" style:family="text">
      <style:text-properties fo:font-variant="normal" fo:text-transform="none" fo:color="#4d4d4d" style:font-name="Calibri1" fo:font-size="11pt" fo:letter-spacing="normal" fo:font-style="normal" fo:font-weight="bold" style:font-size-asian="11pt" style:font-name-complex="Calibri2" style:font-size-complex="11pt"/>
    </style:style>
    <style:style style:name="T32" style:family="text">
      <style:text-properties fo:font-variant="normal" fo:text-transform="none" fo:color="#4d4d4d" style:font-name="Calibri1" fo:font-size="11pt" fo:letter-spacing="normal" fo:font-style="normal" fo:font-weight="normal" style:font-size-asian="11pt" style:font-size-complex="11pt"/>
    </style:style>
    <style:style style:name="T33" style:family="text">
      <style:text-properties fo:font-variant="normal" fo:text-transform="none" style:font-name="Calibri1" fo:font-size="11pt" fo:letter-spacing="normal" fo:font-style="normal" fo:font-weight="normal" style:font-size-asian="11pt" style:font-size-complex="11pt"/>
    </style:style>
    <style:style style:name="T34" style:family="text">
      <style:text-properties fo:font-variant="normal" fo:text-transform="none" style:font-name="Calibri1" fo:font-size="11pt" fo:letter-spacing="normal" fo:font-style="normal" fo:font-weight="bold" style:font-size-asian="11pt" style:font-size-complex="11pt"/>
    </style:style>
    <style:style style:name="T35" style:family="text">
      <style:text-properties fo:font-variant="normal" fo:text-transform="none" style:font-name="Calibri1" fo:font-size="11pt" fo:letter-spacing="normal" fo:font-style="normal" fo:font-weight="bold" style:font-size-asian="11pt" style:font-name-complex="Calibri2" style:font-size-complex="11pt"/>
    </style:style>
    <style:style style:name="T36" style:family="text">
      <style:text-properties fo:font-variant="normal" fo:text-transform="none" style:text-line-through-style="none" style:font-name="Calibri1" fo:font-size="11pt" fo:letter-spacing="normal" fo:font-style="normal" style:text-underline-style="none" fo:font-weight="normal" style:text-blinking="false" fo:background-color="transparent" style:font-size-asian="11pt" style:font-size-complex="11pt"/>
    </style:style>
    <style:style style:name="T37" style:family="text">
      <style:text-properties fo:font-weight="normal" style:font-weight-asian="normal" style:font-name-complex="Calibri2" style:font-weight-complex="normal"/>
    </style:style>
    <text:list-style style:name="L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number text:level="1" text:style-name="Numbering_20_Symbols" style:num-suffix="." style:num-format="1">
        <style:list-level-properties text:space-before="0.3126in"/>
      </text:list-level-style-number>
      <text:list-level-style-number text:level="2" text:style-name="Numbering_20_Symbols" style:num-suffix="." style:num-format="1">
        <style:list-level-properties text:space-before="0.6252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
      <text:list-level-style-number text:level="1" text:style-name="Numbering_20_Symbols"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1. Basics:</text:p>
      <text:list xml:id="list1081896056157028854" text:style-name="WWNum1">
        <text:list-item>
          <text:p text:style-name="P45">What is the difference between Discrete and Continuous Data?</text:p>
        </text:list-item>
      </text:list>
      <text:p text:style-name="P8"><text:span text:style-name="T1">Ans: </text:span><text:span text:style-name="T18">This classification has an impact on what types of visualizations you can create as well as how they will look, Tableau looks at your data.</text:span><text:span text:style-name="T17">It is easy to know if a field is being used as discrete or continuous based on its color. Blue indicates that a field is discrete, while green indicates that a field is continuous. If your mind is blown because you always assumed that these colors represented whether a field was a dimension or measure, you are not alone. The thought that blue represents dimensions and green represents measures is the most common myth in Tableau. It’s easy to understand why because, by default, dimensions are categorized as discrete variables, and thus have a small blue icon in front of them in the dimensions shelf. Measures are categorized as continuous variables, so they are prefaced with a green icon in the measures shelf.</text:span></text:p>
      <text:p text:style-name="P9"/>
      <text:list xml:id="list35740324" text:continue-numbering="true" text:style-name="WWNum1">
        <text:list-item>
          <text:p text:style-name="P45">What is the criteria for data to land into dimensions and measures?</text:p>
        </text:list-item>
      </text:list>
      <text:p text:style-name="P8"><text:span text:style-name="T1">Ans:</text:span><text:span text:style-name="T10">Dimensions contain qualitative values (such as names, dates, or geographical data). You can use dimensions to categorize, segment, and reveal the details in your data. Dimensions affect the level of detail in the view.</text:span></text:p>
      <text:list xml:id="list8049667878039812778" text:style-name="L1">
        <text:list-header>
          <text:p text:style-name="P24">Measures contain numeric, quantitative values that you can measure. Measures can be aggregated. When you drag a measure into the view, Tableau applies an aggregation to that measure (by default).</text:p>
        </text:list-header>
      </text:list>
      <text:p text:style-name="P1"/>
      <text:p text:style-name="P5"/>
      <text:list xml:id="list35737170" text:continue-list="list35740324" text:style-name="WWNum1">
        <text:list-item>
          <text:p text:style-name="P47">What is Metadata, where is it present in the workbook?</text:p>
        </text:list-item>
      </text:list>
      <text:p text:style-name="P8"><text:span text:style-name="T1">Ans:</text:span><text:span text:style-name="T21">The Metadata API discovers, tracks, stores, and then surfaces information about Tableau content.The content can be categorized by type (e.g., table or workbook). The content can be unique to Tableau (e.g., embedded data sources and calculated fields) and its exeternal assets not unique to Tableau (e.g., database tables and columns). Both content and external assets can have information attached to them (e.g., tags and ratings). Both content and external assets can also have relationships to other content and external assets. The relationships among the content and external assets and the information about each is the metadata. </text:span><text:span text:style-name="T22">The Metadata API enables you to see relationships between the content and asset that you’re evaluating with other items on your Tableau Online site or Tableau Server. These items include the following:</text:span></text:p>
      <text:list xml:id="list6469445753484879096" text:style-name="L2">
        <text:list-item>
          <text:p text:style-name="P29">Upstream and downstream content - including data sources, workbooks, sheets, fields, metrics, flows, and owners</text:p>
        </text:list-item>
        <text:list-item>
          <text:p text:style-name="P29">Upstream and downstream assets - including databases, tables, and columns </text:p>
          <text:p text:style-name="P30"><text:span text:style-name="T19">You can quickly access this type of information by using </text:span><text:span text:style-name="Emphasis"><text:span text:style-name="T19">shortcut</text:span></text:span><text:span text:style-name="T19"> objects defined in the GraphQL schema. These lineage or relationship objects use the </text:span><text:span text:style-name="Emphasis"><text:span text:style-name="T19">upstream</text:span></text:span><text:span text:style-name="T19"> or </text:span><text:span text:style-name="Emphasis"><text:span text:style-name="T19">downstream</text:span></text:span><text:span text:style-name="T19"> prefix. For example, you can use </text:span><text:span text:style-name="Source_20_Text"><text:span text:style-name="T20">upstreamTablesConnection</text:span></text:span><text:span text:style-name="T19"> to query the tables used by a data source or use </text:span><text:span text:style-name="Source_20_Text"><text:span text:style-name="T20">downstreamSheetsConnection</text:span></text:span><text:span text:style-name="T19"> to query sheets used by a workbook.</text:span></text:p>
        </text:list-item>
      </text:list>
      <text:p text:style-name="P9"><text:soft-page-break/></text:p>
      <text:list xml:id="list35762088" text:continue-list="list35737170" text:style-name="WWNum1">
        <text:list-item>
          <text:p text:style-name="P47">What happens when you aggregate or disaggregate the Data?</text:p>
          <text:p text:style-name="P46"><text:span text:style-name="T1">Ans:</text:span><text:span text:style-name="T11">When you disaggregate measures, you no longer are looking at the average or sum for the values in the rows in the data source. <text:s/>Disaggregating data is a way to look at the entire surface area of the data. It's a quick way to understand the shape of your data and to identify outliers.</text:span><text:span text:style-name="T1"> </text:span></text:p>
          <text:p text:style-name="P46"><text:span text:style-name="T11">When you add a measure to the view, Tableau automatically aggregates its values. Sum, average, and median are common aggregations</text:span><text:span text:style-name="T1"> </text:span></text:p>
        </text:list-item>
        <text:list-item>
          <text:p text:style-name="P47">You are working on a dataset, the client adds in more data to the dataset. What happens to the Visualization that you had created? Give the explanation for both Live and Extracted data.</text:p>
          <text:p text:style-name="P44"><text:span text:style-name="T1">Ans: I wll extract information from dataset which was preset previously. </text:span><text:span text:style-name="T14">When you create an extract of your data, you can reduce the total amount of data by using filters and configuring other limits. After you create an extract, you can refresh it with data from the original data. When refreshing the data, you have the option to either do a full refresh, which replaces all of the contents in the extract, or you can do an incremental refresh, which only adds rows that are new since the previous refresh</text:span><text:span text:style-name="T9">.</text:span><text:span text:style-name="T1"> </text:span></text:p>
        </text:list-item>
        <text:list-item>
          <text:p text:style-name="P47">What are the file extensions in Tableau and how each one is different?</text:p>
          <text:p text:style-name="P46"><text:span text:style-name="T1">Ans:</text:span><text:span text:style-name="T12">Workbooks (.twb)</text:span><text:span text:style-name="T11"> – Tableau workbook files have the .twb file extension. Workbooks hold one or more worksheets, plus zero or more dashboards and stories.</text:span></text:p>
          <text:p text:style-name="P46"><text:span text:style-name="T12">Bookmarks (.tbm)</text:span><text:span text:style-name="T13"> – </text:span><text:span text:style-name="T11">Tableau bookmark files have the .tbm file extension. Bookmarks contain a single worksheet and are an easy way to quickly share your work</text:span><text:span text:style-name="T1"> </text:span></text:p>
          <text:p text:style-name="P46"><text:span text:style-name="T12">Packaged Workbooks (.twbx)</text:span><text:span text:style-name="T13"> – </text:span><text:span text:style-name="T11">Tableau packaged workbooks have the .twbx file extension. A packaged workbook is a single zip file that contains a workbook along with any supporting local file data and background images. This format is the best way to package your work for sharing with others who don’t have access to the original data</text:span><text:span text:style-name="T1"> .</text:span></text:p>
          <text:p text:style-name="P46"><text:span text:style-name="T12">Extract (.hyper or .tde)</text:span><text:span text:style-name="T13"> – </text:span><text:span text:style-name="T11">Depending on the version the extract was created in, Tableau extract files can have either the .hyper or .tde file extension. Extract files are a local copy of a subset or entire data set that you can use to share data with others, when you need to work offline, and improve performance.</text:span><text:span text:style-name="T1"> </text:span></text:p>
          <text:p text:style-name="P46"><text:span text:style-name="T12">Data Source (.tds)</text:span><text:span text:style-name="T13"> – </text:span><text:span text:style-name="T11">Tableau data source files have the .tds file extension. Data source files are shortcuts for quickly connecting to the original data that you use often. Data source files do not contain the actual data but rather the information necessary to connect to the actual data as well as any modifications you've made on top of the actual data such as changing default properties, creating calculated fields, adding groups, and so on.</text:span><text:span text:style-name="T1"> </text:span></text:p>
          <text:p text:style-name="P44"><text:span text:style-name="T15">Packaged Data Source (.tdsx)</text:span><text:span text:style-name="T16"> – </text:span><text:span text:style-name="T14">Tableau packaged data source files have the .tdsx file extension. A packaged data source is a zip file that contains the data source file (.tds) described above as well as any local file data such as extract files (.hyper or .tde), text files, Excel files, Access files, and local cube files. Use this format to create a single file that you can then share with others who may not have access to the original data stored locally on your computer.</text:span><text:span text:style-name="T1"> </text:span></text:p>
        </text:list-item>
      </text:list>
      <text:p text:style-name="P13"><text:soft-page-break/>2. Text Table, Highlight Tables, Heat Maps, Tree Map:</text:p>
      <text:list xml:id="list8359754521420869782" text:style-name="WWNum9">
        <text:list-item>
          <text:p text:style-name="P54"><text:span text:style-name="T1">Create a text table for the Avg (Sales) for each subcategory using Sample Superstore? List which Sub Category is got Avg (Sale) more than $1000? -</text:span><text:span text:style-name="T6"> Sample Superstore</text:span></text:p>
        </text:list-item>
        <text:list-item>
          <text:p text:style-name="P54"><text:span text:style-name="T1">Create a Heat Table for the order date and Region against the Sub Category based in Count of Sales with two colours diverging that is distinguished by Sum of Profit - </text:span><text:span text:style-name="T6">Sample Superstore</text:span></text:p>
        </text:list-item>
        <text:list-item>
          <text:p text:style-name="P54"><text:span text:style-name="T1">Create a Highlight table for the States for the Order Date Year whose highlighting is done based on Sum of profits - </text:span><text:span text:style-name="T6">Sample Superstore</text:span></text:p>
        </text:list-item>
        <text:list-item>
          <text:p text:style-name="P55"><text:span text:style-name="T1">Which customer is having maximum of sales in the year 2012? -</text:span><text:span text:style-name="T3"> Global Superstore</text:span></text:p>
        </text:list-item>
        <text:list-item>
          <text:p text:style-name="P54"><text:span text:style-name="T1">How much is profit share less in Pennsylvania when compared to New York? -</text:span><text:span text:style-name="T6"> Sample Superstore</text:span></text:p>
        </text:list-item>
        <text:list-item>
          <text:p text:style-name="P54"><text:span text:style-name="T1">Check for the pane wise percentages of sales with Category, Sub- Category and quarter wise order date, also check for the Row wise grand totals and Column wise grand totals. - </text:span><text:span text:style-name="T6">Sample Superstore</text:span></text:p>
        </text:list-item>
      </text:list>
      <text:p text:style-name="P5"/>
      <text:p text:style-name="P13">3. Filled Maps, Symbol Maps:</text:p>
      <text:list xml:id="list2342354117841680871" text:style-name="WWNum16">
        <text:list-item>
          <text:p text:style-name="P48">Use Global Superstore. Check Which Western Country in EMEA region has least profit percentage.</text:p>
        </text:list-item>
        <text:list-item>
          <text:p text:style-name="P59"><text:span text:style-name="T5">Use </text:span><text:span text:style-name="T6">“Sample Superstore. Xls”, </text:span><text:span text:style-name="T5">which state shares boarders only profit for tables</text:span></text:p>
        </text:list-item>
        <text:list-item>
          <text:p text:style-name="P68"><text:span text:style-name="T5">Use </text:span><text:span text:style-name="T6">“Sample Superstore. Xls”, </text:span><text:span text:style-name="T5">which state has no data for Profits for Office Supplies</text:span></text:p>
        </text:list-item>
      </text:list>
      <text:p text:style-name="P5"/>
      <text:p text:style-name="P13">4. Bar Charts, Stacked, Side by Side:</text:p>
      <text:list xml:id="list6728061237965086411" text:style-name="WWNum14">
        <text:list-item>
          <text:p text:style-name="P60"><text:span text:style-name="T1">Which Customer name &amp; Year is having all the Product Categories sum of profit less than over-all Average profit? -</text:span><text:span text:style-name="T6"> Sample Superstore </text:span><text:span text:style-name="T7">(Request you to check if wrongly answered, please provide right solution)</text:span></text:p>
        </text:list-item>
        <text:list-item>
          <text:p text:style-name="P60"><text:span text:style-name="T1">What is the Maximum of Life Expectancy Female for the region Africa &amp; year 2012? -</text:span><text:span text:style-name="T3"> World Indicators</text:span></text:p>
        </text:list-item>
        <text:list-item>
          <text:p text:style-name="P60"><text:span text:style-name="T1">What is the share of the top 20 customers based on the sales amount compared to the customers based on profit amounts -</text:span><text:span text:style-name="T6"> Sample Superstore </text:span><text:span text:style-name="T7">(Request you to check if wrongly answered, please provide right solution)</text:span></text:p>
        </text:list-item>
      </text:list>
      <text:p text:style-name="P5"/>
      <text:p text:style-name="P7"/>
      <text:p text:style-name="P13">5. Line Graphs, Dual Line, dual axis:</text:p>
      <text:list xml:id="list6404110234638753290" text:style-name="WWNum3">
        <text:list-item>
          <text:p text:style-name="P61"><text:span text:style-name="T1">How can you show two different graphs in one view? -</text:span><text:span text:style-name="T3"> Global Superstore</text:span></text:p>
          <text:p text:style-name="P61"><text:span text:style-name="T37">Ans:</text:span><text:span text:style-name="Strong_20_Emphasis"><text:span text:style-name="T1">Step 1 – Make a graph for one of the measures</text:span></text:span></text:p>
          <text:p text:style-name="P61"><text:span text:style-name="Strong_20_Emphasis"><text:span text:style-name="T1">Step 2 – Drag the second measure onto the opposite axis</text:span></text:span></text:p>
          <text:p text:style-name="P61"><text:span text:style-name="Strong_20_Emphasis"><text:span text:style-name="T1">Step 3 – Create a dual-axis combination chart by changing one of the mark types</text:span></text:span></text:p>
          <text:p text:style-name="P62"><text:soft-page-break/></text:p>
        </text:list-item>
        <text:list-item>
          <text:p text:style-name="P61"><text:span text:style-name="T1">Which Region is having Sum of Energy Usage&gt;1000000 and sum of Population 65+&gt;10? - </text:span><text:span text:style-name="T3">World Indicators</text:span></text:p>
        </text:list-item>
      </text:list>
      <text:p text:style-name="P13">6. Trendlines, Cluster, scatter Plot, boxplot, Word Cloud (Packed Bubbles), Histogram:</text:p>
      <text:list xml:id="list7540817499799532587" text:style-name="WWNum4">
        <text:list-item>
          <text:p text:style-name="P70"><text:span text:style-name="T1">Draw a trend line for profit as a linear function of sales only for product technology? -</text:span><text:span text:style-name="T3"> Sample Superstore</text:span></text:p>
        </text:list-item>
        <text:list-item>
          <text:p text:style-name="P70"><text:span text:style-name="T1">Create a histogram showing the number of Sales using Sales Bins of $1000. Which bins have profit ratios of more than 25%? -</text:span><text:span text:style-name="T3"> Global Superstore</text:span></text:p>
        </text:list-item>
        <text:list-item>
          <text:p text:style-name="P56"><text:span text:style-name="T1">Using “</text:span><text:span text:style-name="T3">Sample Superstore”</text:span><text:span text:style-name="T1">, use order sheet create a histogram showing the number of orders using sales bins of $1000. </text:span></text:p>
        </text:list-item>
        <text:list-item>
          <text:p text:style-name="P56"><text:span text:style-name="T1">Using </text:span><text:span text:style-name="T3">“Global Superstore</text:span><text:span text:style-name="T1">”, use the orders sheet, build a scatter plot showing the sum of sales on the x-axis and sum of profits on the y axis for all products (Product name). What is the equation for linear regression for products in Technology?</text:span></text:p>
        </text:list-item>
        <text:list-item>
          <text:p text:style-name="P63"><text:span text:style-name="T1">Use</text:span><text:span text:style-name="T3"> “World Indicators”. </text:span><text:span text:style-name="T1"><text:s/>Take Health Exp% GDP, Health Exp/Capita, Life Expectancy Male, Female. What are the variables that are considered to create the clusters by default?</text:span></text:p>
        </text:list-item>
      </text:list>
      <text:p text:style-name="P6"/>
      <text:p text:style-name="P13">7. Calculate Fields, Quick table calculations, LOD:</text:p>
      <text:list xml:id="list5434890973044684061" text:style-name="WWNum2">
        <text:list-item>
          <text:p text:style-name="P49">How do you create a profit ratio using the Calculated fields?</text:p>
        </text:list-item>
      </text:list>
      <text:p text:style-name="P10"><text:bookmark text:name="step-1-create-the-calculated-field"/>Step 1: Create the calculated field</text:p>
      <text:p text:style-name="P15"><text:s text:c="15"/>In a worksheet in Tableau, select <text:span text:style-name="T2">Analysis</text:span>&gt;<text:span text:style-name="T2">Create Calculated Field</text:span>.</text:p>
      <text:p text:style-name="P15"><text:s text:c="16"/>In the Calculation Editor that opens, give the calculated field a name.</text:p>
      <text:p text:style-name="P15"><text:s text:c="16"/><text:bookmark text:name="step-2-enter-a-formula"/>Step 2: Enter a formula</text:p>
      <text:p text:style-name="P15"><text:s text:c="15"/>In the Calculation Editor, enter a formula.</text:p>
      <text:p text:style-name="P15"><text:s text:c="14"/>This example uses the following formula:</text:p>
      <text:p text:style-name="P12"><text:span text:style-name="Source_20_Text"><text:span text:style-name="T23"><text:s text:c="14"/>SUM([Profit])/SUM([Sales])</text:span></text:span></text:p>
      <text:p text:style-name="P15"/>
      <text:p text:style-name="P15"><text:s text:c="16"/>When finished, click <text:span text:style-name="T2">OK</text:span>.</text:p>
      <text:list xml:id="list35756610" text:continue-numbering="true" text:style-name="WWNum2">
        <text:list-header>
          <text:p text:style-name="P49"/>
        </text:list-header>
        <text:list-item>
          <text:p text:style-name="P71">Global Superstore data set; Region wise year wise sales are ranked. What is the rank of some country when compared to last year?</text:p>
        </text:list-item>
        <text:list-item>
          <text:p text:style-name="P57"><text:span text:style-name="T1">What percent of total profits do the top 10 customers by Sales represent? -</text:span><text:span text:style-name="T3"> Sample Superstore </text:span></text:p>
        </text:list-item>
        <text:list-item>
          <text:p text:style-name="P64"><text:span text:style-name="T1">Find the customer with the lowest overall profit. What is his/her profit ratio? -</text:span><text:span text:style-name="T3"> Sample Superstore</text:span></text:p>
        </text:list-item>
        <text:list-item>
          <text:p text:style-name="P64"><text:span text:style-name="T1">Ranking States based on Sales what is the rank of state which has sales crossed $20000. - </text:span><text:span text:style-name="T3">Sample Superstore</text:span></text:p>
        </text:list-item>
        <text:list-item>
          <text:p text:style-name="P49"><text:soft-page-break/>What is the percent of orders which took more than 7 days on an average to deliver.</text:p>
        </text:list-item>
        <text:list-item>
          <text:p text:style-name="P57"><text:span text:style-name="T1">Use </text:span><text:span text:style-name="T3">“World Indicators”. </text:span><text:span text:style-name="T1">Without using table calculations what is the proper syntax to build a calculated field which will display overall total GDP on this view?</text:span></text:p>
        </text:list-item>
      </text:list>
      <text:p text:style-name="P6"/>
      <text:p text:style-name="P13">8. Filters:</text:p>
      <text:list xml:id="list7945809756826632434" text:style-name="WWNum6">
        <text:list-item>
          <text:p text:style-name="P50">What are the different types of filters and give their working order?</text:p>
          <text:p text:style-name="P50">Ans:</text:p>
          <text:p text:style-name="P21">There are basically, 6 types of filters and by order of operation they are: <text:s text:c="73"/></text:p>
        </text:list-item>
      </text:list>
      <text:p text:style-name="P17"><text:span text:style-name="Strong_20_Emphasis"><text:span text:style-name="T28">Extract Filter</text:span></text:span></text:p>
      <text:p text:style-name="P17"><text:span text:style-name="Strong_20_Emphasis"><text:span text:style-name="T28">Data Source Filter</text:span></text:span></text:p>
      <text:p text:style-name="P17"><text:span text:style-name="Strong_20_Emphasis"><text:span text:style-name="T28">Context Filter</text:span></text:span></text:p>
      <text:p text:style-name="P17"><text:span text:style-name="Strong_20_Emphasis"><text:span text:style-name="T28">Dimension Filter</text:span></text:span></text:p>
      <text:p text:style-name="P17"><text:span text:style-name="Strong_20_Emphasis"><text:span text:style-name="T28">Measure Filter</text:span></text:span></text:p>
      <text:p text:style-name="P18"><text:span text:style-name="Strong_20_Emphasis"><text:span text:style-name="T28">Table Calculation Filter</text:span></text:span></text:p>
      <text:h text:style-name="P19" text:outline-level="4"><text:span text:style-name="Strong_20_Emphasis"><text:span text:style-name="T28">For dimensions, you can choose from the following filter modes:</text:span></text:span></text:h>
      <text:list xml:id="list3758403431592446" text:style-name="L3">
        <text:list-item>
          <text:p text:style-name="P31">Single Value (List)</text:p>
        </text:list-item>
        <text:list-item>
          <text:p text:style-name="P31">Single Value (Dropdown)</text:p>
        </text:list-item>
        <text:list-item>
          <text:p text:style-name="P31">Single Value (Slider)</text:p>
        </text:list-item>
        <text:list-item>
          <text:p text:style-name="P31">Multiple Values (List)</text:p>
        </text:list-item>
        <text:list-item>
          <text:p text:style-name="P31">Multiple Values(Dropdown)</text:p>
        </text:list-item>
        <text:list-item>
          <text:p text:style-name="P31">Multiple Values (Custom List)</text:p>
        </text:list-item>
        <text:list-item>
          <text:p text:style-name="P31">Wildcard Match</text:p>
        </text:list-item>
      </text:list>
      <text:h text:style-name="P2" text:outline-level="4">For measures, you can choose from the following filter modes:</text:h>
      <text:list xml:id="list368937357944161300" text:style-name="L4">
        <text:list-item>
          <text:p text:style-name="P32"><text:span text:style-name="Strong_20_Emphasis"><text:span text:style-name="T28">Range of Values/Dates</text:span></text:span></text:p>
        </text:list-item>
        <text:list-item>
          <text:p text:style-name="P32"><text:span text:style-name="Strong_20_Emphasis"><text:span text:style-name="T28">At Least/Starting Date</text:span></text:span></text:p>
        </text:list-item>
        <text:list-item>
          <text:p text:style-name="P32"><text:span text:style-name="Strong_20_Emphasis"><text:span text:style-name="T28">At Most/Ending Date</text:span></text:span></text:p>
        </text:list-item>
        <text:list-item>
          <text:p text:style-name="P32"><text:span text:style-name="Strong_20_Emphasis"><text:span text:style-name="T28">Relative to Now</text:span></text:span></text:p>
        </text:list-item>
        <text:list-item>
          <text:p text:style-name="P32"><text:span text:style-name="Strong_20_Emphasis"><text:span text:style-name="T28">Browse periods</text:span></text:span></text:p>
        </text:list-item>
      </text:list>
      <text:p text:style-name="P18"><text:span text:style-name="Strong_20_Emphasis"><text:span text:style-name="T28"/></text:span></text:p>
      <text:list xml:id="list35759008" text:continue-list="list7945809756826632434" text:style-name="WWNum6">
        <text:list-item>
          <text:p text:style-name="P65"><text:span text:style-name="T1">Create a list of Top 10 Products based on Profits whose sale value is more than $5000? -</text:span><text:span text:style-name="T3"> Global Superstore</text:span></text:p>
        </text:list-item>
        <text:list-item>
          <text:p text:style-name="P65"><text:span text:style-name="T1">Create a Chart with Customer Name and Profit and check for the Sale Value for top 15 Customers? -</text:span><text:span text:style-name="T3"> Global Superstore</text:span></text:p>
        </text:list-item>
        <text:list-item>
          <text:p text:style-name="P69"><text:soft-page-break/><text:span text:style-name="T1">Apply filter to all the worksheet, filter by year 2011, then find the sum(sales) for the highest subcategory.-</text:span><text:span text:style-name="T3"> Global Superstore</text:span></text:p>
        </text:list-item>
        <text:list-item>
          <text:p text:style-name="P69"><text:span text:style-name="T8">What is the name of </text:span><text:span text:style-name="T5">375th top most customer by sum of profits - </text:span><text:span text:style-name="T3">Sample Superstore</text:span></text:p>
        </text:list-item>
      </text:list>
      <text:p text:style-name="P4"/>
      <text:p text:style-name="P11"/>
      <text:p text:style-name="P11"/>
      <text:p text:style-name="P13">9. Dashboards &amp; story:</text:p>
      <text:list xml:id="list8433872128567303009" text:style-name="WWNum13">
        <text:list-item>
          <text:p text:style-name="P51">What are the different device type preview that Dashboards can use?</text:p>
          <text:p text:style-name="P22"><text:span text:style-name="Strong_20_Emphasis"><text:span text:style-name="T25">Ans:1. As Your Desktop/Tablet View</text:span></text:span></text:p>
        </text:list-item>
      </text:list>
      <text:p text:style-name="P35">If you only want to create a separate phone view, then your default dashboard will be seen on desktops and tablets. This means you’ll want to design your default dashboard to look great on desktop and tablet views.</text:p>
      <text:p text:style-name="P3"><text:span text:style-name="Strong_20_Emphasis"><text:span text:style-name="T26">2. As a Holding Station</text:span></text:span></text:p>
      <text:p text:style-name="P35">If you want to create very different layouts for mobile, tablet, and desktop, then you can use the default dashboard as a place to hold all the different elements that you want on each of these different views. You can see in the default dashboard below that there are two different titles (one for the desktop and tablet views, and one for the mobile view), and also a filter that will only appear in the phone view. This makes for a messy-looking default dashboard, so I need to make sure I build versions for all three available device views.</text:p>
      <text:p text:style-name="P36">Adding Views</text:p>
      <text:p text:style-name="P39">First, click “show preview.” While you’re in this preview mode, a new button shows up on the upper right: “add layout.” Clicking it will add a new dashboard layout for the device you are currently previewing</text:p>
      <text:list xml:id="list35753283" text:continue-numbering="true" text:style-name="WWNum13">
        <text:list-header>
          <text:p text:style-name="P26">It’s important to note that nothing about the dashboard has changed yet; the phone layout sits underneath the default dashboard.</text:p>
        </text:list-header>
      </text:list>
      <text:p text:style-name="P35">You can create up to three separate device layouts: desktop, tablet, and phone. These are in addition to the default dashboard.</text:p>
      <text:p text:style-name="P3"><text:span text:style-name="Strong_20_Emphasis"><text:span text:style-name="T25">Default, Fit All, or Fit Width?</text:span></text:span></text:p>
      <text:p text:style-name="P35">Device designer includes three sizing options: default, fit all, and fit width.</text:p>
      <text:list xml:id="list35740569" text:continue-numbering="true" text:style-name="WWNum13">
        <text:list-header>
          <text:h text:style-name="P72" text:outline-level="2">Mobile Design Tips</text:h>
        </text:list-header>
      </text:list>
      <text:p text:style-name="P39">Designing for mobile devices can be challenging, so here are some of our top mobile design tips.</text:p>
      <text:list xml:id="list5948753946888849951" text:style-name="L5">
        <text:list-item>
          <text:p text:style-name="P37"><text:span text:style-name="Strong_20_Emphasis"><text:span text:style-name="T25">Design mobile-first</text:span></text:span><text:span text:style-name="T24">: It’s much easier to avoid object overload (a cluttered dashboard) if you first design the phone view of your viz. You can then add extra context to larger tablet and desktop views.</text:span></text:p>
        </text:list-item>
        <text:list-item>
          <text:p text:style-name="P41"><text:span text:style-name="Strong_20_Emphasis"><text:span text:style-name="T25">Design phone views for vertical scrolls</text:span></text:span><text:span text:style-name="T24">:</text:span></text:p>
          <text:list>
            <text:list-item>
              <text:p text:style-name="P37"><text:span text:style-name="T24">People hold their phone’s vertically </text:span><text:a xlink:type="simple" xlink:href="http://www.uxmatters.com/authors/archives/2012/04/steven_hoober.php" office:target-frame-name="_blank" xlink:show="new"><text:span text:style-name="T27">over 95% of the time</text:span></text:a><text:span text:style-name="T24">, so design your viz to look good vertically.</text:span></text:p>
            </text:list-item>
            <text:list-item>
              <text:p text:style-name="P42">If you are designing for tablets (which people rotate vertical/horizontal a lot more), then check that your viz looks ok in both planes.</text:p>
            </text:list-item>
            <text:list-item>
              <text:p text:style-name="P42">If you viz is taller than the screen size, add a little “peek” (of the next part of your viz), that disappears off the bottom of your dashboard. This lets people know they need to scroll.</text:p>
            </text:list-item>
          </text:list>
        </text:list-item>
        <text:list-item>
          <text:p text:style-name="P41"><text:span text:style-name="Strong_20_Emphasis"><text:span text:style-name="T25">Don’t expect people to click for tooltips on mobile</text:span></text:span><text:span text:style-name="T24">: Phone screens are small and people are unlikely to click on data points to see important information in the tooltips. If the information is important, use annotations or the title to call it out.</text:span></text:p>
        </text:list-item>
        <text:list-item>
          <text:p text:style-name="P43"><text:soft-page-break/><text:span text:style-name="Strong_20_Emphasis"><text:span text:style-name="T25">Don’t forget about padding</text:span></text:span><text:span text:style-name="T24">: Remember that the preview pane is just that—a preview. Different devices and browsers add a little “padding” to screens to give you a good viewing experience. This means you might have to give elements of your viz a little more room than you see in the device-preview panes.</text:span></text:p>
        </text:list-item>
      </text:list>
      <text:list xml:id="list35764632" text:continue-list="list35740569" text:style-name="WWNum13">
        <text:list-header>
          <text:p text:style-name="P51"/>
        </text:list-header>
        <text:list-item>
          <text:p text:style-name="P51">Create a dashboard using World Indicators showing the all the Actions that can be performed in Tableau.</text:p>
        </text:list-item>
      </text:list>
      <text:p text:style-name="P5"/>
      <text:p text:style-name="P13">10. Time Series:</text:p>
      <text:list xml:id="list6867432017447647692" text:style-name="WWNum12">
        <text:list-item>
          <text:p text:style-name="P66"><text:span text:style-name="T1">Use Order date and drill down the information for Quarter and Month level separately and show the line Chart in a Continuous Form-</text:span><text:span text:style-name="T3"> Global Superstore</text:span></text:p>
        </text:list-item>
      </text:list>
      <text:p text:style-name="P5"/>
      <text:p text:style-name="P13">11. Sets, Parameters, Groups:</text:p>
      <text:list xml:id="list99582353499298637" text:style-name="WWNum5">
        <text:list-item>
          <text:p text:style-name="P52">Parameters can be used in?</text:p>
          <text:p text:style-name="P23"><text:span text:style-name="T1">Ans:</text:span><text:span text:style-name="T24">A Parameter is any value passed to a program in order to customize the program for a particular purpose. A parameter could be anything: A string of text, a range of values, or an amount just to name a few.  In Tableau, think about it like this; you need to have something for your visualization that is not exactly in your data. A parameter will allow you to provide a value to pass into Tableau. Parameters allow you to come up with scenarios or options that are not available in your data and create these values to put into your visualization. After creation, end users can control the input to see the results of the parameters effect.</text:span></text:p>
        </text:list-item>
      </text:list>
      <text:p text:style-name="P14">Common uses for Parameters are What-If Analysis and User Input Analysis.</text:p>
      <text:p text:style-name="Standard"><text:span text:style-name="Strong_20_Emphasis"><text:span text:style-name="T24">Four Key Things That Must Be In Place For Parameters:</text:span></text:span></text:p>
      <text:p text:style-name="Standard"><text:span text:style-name="Strong_20_Emphasis"><text:span text:style-name="T24">1. Create the Parameter</text:span></text:span></text:p>
      <text:p text:style-name="Standard"><text:span text:style-name="Strong_20_Emphasis"><text:span text:style-name="T24">2. Use the Parmeter in a Calculation</text:span></text:span></text:p>
      <text:p text:style-name="Standard"><text:span text:style-name="Strong_20_Emphasis"><text:span text:style-name="T24">3. Show the Parameter Control for the User</text:span></text:span></text:p>
      <text:p text:style-name="Standard"><text:span text:style-name="Strong_20_Emphasis"><text:span text:style-name="T24">4.Use the Calculated Field in Your Visualization</text:span></text:span></text:p>
      <text:list xml:id="list35734670" text:continue-numbering="true" text:style-name="WWNum5">
        <text:list-header>
          <text:p text:style-name="P52"/>
        </text:list-header>
        <text:list-item>
          <text:p text:style-name="P52">What are the different ways to create a Parameter?</text:p>
        </text:list-item>
      </text:list>
      <text:p text:style-name="Text_20_body"><text:span text:style-name="T1">Ans:</text:span><text:span text:style-name="T4">Step 1: Creating the Parameter </text:span></text:p>
      <text:p text:style-name="P16">Go to Analysis Menu and select Create Calculated Field.</text:p>
      <text:list xml:id="list7675987474943942130" text:style-name="L6">
        <text:list-item>
          <text:list>
            <text:list-item>
              <text:p text:style-name="P27">You can also right click within the Measures pane and select Create Calculated Field from there as well</text:p>
            </text:list-item>
          </text:list>
        </text:list-item>
        <text:list-item>
          <text:p text:style-name="P27">Before we create the calculated field that will use our parameter, we have to create our parameter. So on the lower half of the dialog window there is a section titled Parameter and a link next to it that says Create. Click Create.</text:p>
        </text:list-item>
      </text:list>
      <text:p text:style-name="P16"><text:soft-page-break/>3. Fill in the dialog window exactly as above. </text:p>
      <text:list xml:id="list5786038980997655828" text:style-name="L7">
        <text:list-item>
          <text:p text:style-name="P28">Click OK. Your Parameter now shows up in your Parameter box.</text:p>
          <text:p text:style-name="P28">Step 2: Using the Parameter in a Calculation:</text:p>
        </text:list-item>
      </text:list>
      <text:p text:style-name="P16">For our scenario, we now want to use the parameter to create a calculated field to add to our graph see its effect on our data. While still in the Calculated Field dialog window, create your calculated field</text:p>
      <text:list xml:id="list35747080" text:continue-numbering="true" text:style-name="L7">
        <text:list-header>
          <text:p text:style-name="P28">Step 3: Show Parameter Control</text:p>
        </text:list-header>
      </text:list>
      <text:p text:style-name="P16">Now back on the Tableau main view, you will see your Calculated field in the Measures pane, and the parameter in the Parameters pane of your Data Window. Right</text:p>
      <text:p text:style-name="P16">1. Click on the Parameter IF_Sales Param</text:p>
      <text:p text:style-name="P16">2. Select Show Parameter Control</text:p>
      <text:p text:style-name="P16">3. Your Parameter Control Filter shows at the top right of your view</text:p>
      <text:list xml:id="list35745534" text:continue-numbering="true" text:style-name="L7">
        <text:list-header>
          <text:p text:style-name="P28">Step 4: Use Calculated Field in Your Visualization:</text:p>
        </text:list-header>
      </text:list>
      <text:p text:style-name="P16">1. Drag the Calculated Field IF_Sales(Calc) and drop it on top of your Sales Axis. You will see a transparent equal sign as you hover.  After dropping you will notice Measure Names has now been added to your color shelf, and a Color legend is showing both Sales and IF_Sales.</text:p>
      <text:p text:style-name="P16">2. Because your Parameter control is at 0, your lines are on top of each other.</text:p>
      <text:p text:style-name="P16">3. Click on your Parameter control, and you will see the two lines appear</text:p>
      <text:list xml:id="list35758239" text:continue-numbering="true" text:style-name="L7">
        <text:list-header>
          <text:p text:style-name="P40"/>
        </text:list-header>
      </text:list>
      <text:p text:style-name="P6"/>
      <text:p text:style-name="P13">12. Forecast:</text:p>
      <text:list xml:id="list485190553539320626" text:style-name="WWNum10">
        <text:list-item>
          <text:p text:style-name="P53">You are provided with the dataset for the past 10yrs. How can you forecast the data for next 4 years, Quarter wise.</text:p>
          <text:p text:style-name="P25">Exponential smoothing models iteratively forecast future values of a regular time series of values from weighted averages of past values of the series. The simplest model,Simple Exponential Smoothing, computes the next level or smoothed value from a weighted average of the last actual value and the last level value. The method is exponential because the value of each level is influenced by every preceding actual value to an exponentially decreasing degree—more recent values are given greater weight.</text:p>
        </text:list-item>
      </text:list>
      <text:p text:style-name="P33">Exponential smoothing models with trend or seasonal components are effective when the measure to be forecast exhibits trend or seasonality over the period of time on which the forecast is based.Trend is a tendency in the data to increase or decrease over time. Seasonality is a repeating, predictable variation in value, such as an annual fluctuation in temperature relative to the season.</text:p>
      <text:p text:style-name="P33">In general, the more data points you have in your time series, the better the resulting forecast will be. Having enough data is particularly important if you want to model seasonality, because the model is more complicated and requires more proof in the form of data to achieve a reasonable level of precision. On the other hand, if you forecast using data generated by two or more different DGPs, you will get a lower quality forecast because a model can only match one.</text:p>
      <text:p text:style-name="P33"><text:soft-page-break/>Steps can be below:</text:p>
      <text:list xml:id="list4744585140657295330" text:style-name="L8">
        <text:list-item>
          <text:p text:style-name="P34">select measure which you want to forecast and order date/ time reated dimension.</text:p>
        </text:list-item>
        <text:list-item>
          <text:p text:style-name="P34">Click on analysis -&gt; Forecast , Forecast option -&gt;Keep automatic forecast model and select for next 5 years.</text:p>
        </text:list-item>
        <text:list-item>
          <text:p text:style-name="P34">On dimesion bar click on plus sign to get it quater wise.</text:p>
        </text:list-item>
      </text:list>
      <text:p text:style-name="P38"/>
      <text:list xml:id="list35760165" text:continue-list="list485190553539320626" text:style-name="WWNum10">
        <text:list-header>
          <text:p text:style-name="P53"/>
        </text:list-header>
        <text:list-item>
          <text:p text:style-name="P58"><text:span text:style-name="T1">Use </text:span><text:span text:style-name="T3">“Sample Superstore”.</text:span><text:span text:style-name="T1"> What is the Sales Forecast Estimate for the month of September 2018?</text:span></text:p>
        </text:list-item>
      </text:list>
      <text:p text:style-name="P5"/>
      <text:p text:style-name="P13">13. Pie Chart:</text:p>
      <text:list xml:id="list6015073104383130227" text:style-name="WWNum11">
        <text:list-item>
          <text:p text:style-name="P67"><text:span text:style-name="T1">Create a Pie Chart using regions and sum of sales, sort the pie in ascending order, increase the size in the view and label them with Count of Quantity and Sum of Profits- </text:span><text:span text:style-name="T3">Sample superstore</text:span></text:p>
        </text:list-item>
      </text:list>
      <text:p text:style-name="List_20_Paragrap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Benton Sans" svg:font-family="'Benton Sans', 'Benton Sans', 'Helvetica Neue', Helvetica, Arial, sans-serif"/>
    <style:font-face style:name="Mangal1" svg:font-family="Mangal"/>
    <style:font-face style:name="Merriweather" svg:font-family="Merriweather, Georgia, serif"/>
    <style:font-face style:name="Nunito Sans" svg:font-family="'Nunito Sans', sans-serif"/>
    <style:font-face style:name="OpenSymbol" svg:font-family="OpenSymbol"/>
    <style:font-face style:name="Courier New" svg:font-family="'Courier New'" style:font-family-generic="modern" style:font-pitch="fixed"/>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Arial1" svg:font-family="Arial" style:font-family-generic="system" style:font-pitch="variable"/>
    <style:font-face style:name="Calibri2" svg:font-family="Calibri"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fo:line-height="108%" style:text-autospace="ideograph-alpha" style:line-break="strict" style:writing-mode="lr-tb" style:font-independent-line-spacing="false">
        <style:tab-stops/>
      </style:paragraph-properties>
      <style:text-properties style:use-window-font-color="true" fo:font-size="11pt" fo:language="en" fo:country="IN" style:letter-kerning="true" style:font-size-asian="11pt" style:language-asian="en" style:country-asian="US" style:font-size-complex="11pt" style:language-complex="ar" style:country-complex="SA"/>
    </style:default-style>
    <style:default-style style:family="paragraph">
      <style:paragraph-properties fo:margin-top="0in" fo:margin-bottom="0.111in" fo:line-height="108%" fo:hyphenation-ladder-count="no-limit" style:text-autospace="ideograph-alpha" style:punctuation-wrap="hanging" style:line-break="strict" style:tab-stop-distance="0.5in" style:writing-mode="lr-tb"/>
      <style:text-properties style:use-window-font-color="true" style:font-name="Calibri" fo:font-size="11pt" fo:language="en" fo:country="IN" style:letter-kerning="true" style:font-name-asian="SimSun" style:font-size-asian="11pt" style:language-asian="en" style:country-asian="US" style:font-name-complex="Calibri2"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3" style:display-name="Heading 3" style:family="paragraph" style:parent-style-name="Standard" style:next-style-name="Text_20_body" style:default-outline-level="3" style:class="text">
      <style:paragraph-properties fo:margin-top="0.0193in" fo:margin-bottom="0.0693in" fo:line-height="100%"/>
      <style:text-properties style:font-name="Times New Roman" fo:font-size="13.5pt" fo:language="en" fo:country="US" fo:font-weight="bold" style:font-name-asian="Times New Roman1" style:font-size-asian="13.5pt" style:font-weight-asian="bold" style:font-name-complex="Times New Roman1" style:font-size-complex="13.5pt" style:font-weight-complex="bold"/>
    </style:style>
    <style:style style:name="List_20_Paragraph" style:display-name="List Paragraph" style:family="paragraph" style:parent-style-name="Standard" style:default-outline-level="">
      <style:paragraph-properties fo:margin="100%" fo:margin-left="0.5in" fo:margin-right="0in" fo:margin-top="0in" fo:margin-bottom="0.111in" fo:text-indent="0in" style:auto-text-indent="false"/>
    </style:style>
    <style:style style:name="Normal_20__28_Web_29_" style:display-name="Normal (Web)" style:family="paragraph" style:parent-style-name="Standard" style:default-outline-level="">
      <style:paragraph-properties fo:margin-top="0.0193in" fo:margin-bottom="0.0693in" fo:line-height="100%"/>
      <style:text-properties style:font-name="Times New Roman" fo:font-size="12pt" fo:language="en" fo:country="US" style:font-name-asian="Times New Roman1" style:font-size-asian="12pt" style:font-name-complex="Times New Roman1" style:font-size-complex="12pt"/>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Lucida Sans Unicode" style:font-size-asian="18pt" style:font-weight-asian="bold" style:font-name-complex="Tahoma" style:font-size-complex="18pt"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Lucida Sans Unicode" style:font-size-asian="12pt" style:font-weight-asian="bold" style:font-name-complex="Tahoma" style:font-size-complex="12pt" style:font-weight-complex="bold"/>
    </style:style>
    <style:style style:name="Default_20_Paragraph_20_Font" style:display-name="Default Paragraph Font" style:family="text"/>
    <style:style style:name="Heading_20_3_20_Char" style:display-name="Heading 3 Char" style:family="text" style:parent-style-name="Default_20_Paragraph_20_Font">
      <style:text-properties style:font-name="Times New Roman" fo:font-size="13.5pt" fo:language="en" fo:country="US" fo:font-weight="bold" style:font-name-asian="Times New Roman1" style:font-size-asian="13.5pt" style:font-weight-asian="bold" style:font-name-complex="Times New Roman1" style:font-size-complex="13.5pt" style:font-weight-complex="bold"/>
    </style:style>
    <style:style style:name="Strong_20_Emphasis" style:display-name="Strong Emphasis" style:family="text" style:parent-style-name="Default_20_Paragraph_20_Font">
      <style:text-properties fo:font-weight="bold" style:font-weight-asian="bold" style:font-weight-complex="bold"/>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fo:color="#000000" fo:font-size="11pt" style:font-size-asian="11pt" style:font-name-complex="Arial1"/>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Source_20_Text" style:display-name="Source Text" style:family="text">
      <style:text-properties style:font-name="Courier New" style:font-name-asian="Courier New" style:font-name-complex="Courier New"/>
    </style:style>
    <style:style style:name="Numbering_20_Symbols" style:display-name="Numbering Symbols" style:family="text"/>
    <style:style style:name="Frame" style:family="graphic">
      <style:graphic-properties text:anchor-type="as-char" svg:y="0in"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38"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ripad</meta:initial-creator>
    <dc:creator>Akshada Nakhate</dc:creator>
    <meta:editing-cycles>16</meta:editing-cycles>
    <meta:creation-date>2019-01-19T10:45:00</meta:creation-date>
    <dc:date>2021-06-24T15:52:35.92</dc:date>
    <meta:editing-duration>PT9H1M50S</meta:editing-duration>
    <meta:generator>OpenOffice/4.0.1$Win32 OpenOffice.org_project/401m5$Build-9714</meta:generator>
    <meta:document-statistic meta:table-count="0" meta:image-count="0" meta:object-count="0" meta:page-count="9" meta:paragraph-count="157" meta:word-count="3291" meta:character-count="19187"/>
    <meta:user-defined meta:name="AppVersion">16.0000</meta:user-defined>
    <meta:user-defined meta:name="Company">Microsoft</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